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f2a7" officeooo:paragraph-rsid="0013f2a7"/>
    </style:style>
    <style:style style:name="P2" style:family="paragraph" style:parent-style-name="Standard">
      <style:text-properties officeooo:rsid="0014e0ed" officeooo:paragraph-rsid="0014e0ed"/>
    </style:style>
    <style:style style:name="T1" style:family="text">
      <style:text-properties style:text-position="super 58%"/>
    </style:style>
    <style:style style:name="T2" style:family="text">
      <style:text-properties officeooo:rsid="0014e0e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h 21<text:span text:style-name="T1">st</text:span> 2016</text:p>
      <text:p text:style-name="P1"/>
      <text:p text:style-name="P1">We had a meeting regarding our project for App Academy. During todays meeting we made a preliminary Entity Relation diagram draft and Class Diagram along with Domain Model diagram <text:span text:style-name="T2">using Visual Paradigm v. 12.2</text:span>. We had initial discussions regarding structure and design of the program and took a deeper look at Kristian’s draft regarding his wishes for the new platform.</text:p>
      <text:p text:style-name="P1"/>
      <text:p text:style-name="P1">We agreed to use GitHub as our version control, and decided to use English as our sole language throughout the project. Everything created or thought of will be digitalised during our project and stored online. “Paper” prototypes will be created in Balsamiq Mockups 3.</text:p>
      <text:p text:style-name="P1"/>
      <text:p text:style-name="P1">We’ve agreed that <text:span text:style-name="T2">the </text:span>next meeting will be held Tuesday 29<text:span text:style-name="T1">th</text:span> of March after class, <text:span text:style-name="T2">due to Easter Holidays there will be quite a long time between this first meeting and the next, future meetings will be held twice a week.</text:span></text:p>
      <text:p text:style-name="P1"/>
      <text:p text:style-name="P2">We tried calling App Academy’s owner Kristian with enquiries regarding the design of the certificate itself. We’ve written him an email with our further questions.</text:p>
      <text:p text:style-name="P1"/>
      <text:p text:style-name="P1">Members Present: Dennis, Jonas, Emil, Fredrik. <text:span text:style-name="T2">(All)</text:span></text:p>
      <text:p text:style-name="P1"/>
      <text:p text:style-name="P1">March 29<text:span text:style-name="T1">th</text:span> 2016</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15:11:34.216708000</meta:creation-date>
    <dc:date>2016-03-21T16:14:17.872807000</dc:date>
    <meta:editing-duration>PT51M12S</meta:editing-duration>
    <meta:editing-cycles>2</meta:editing-cycles>
    <meta:generator>LibreOffice/5.1.1.3$MacOSX_X86_64 LibreOffice_project/89f508ef3ecebd2cfb8e1def0f0ba9a803b88a6d</meta:generator>
    <meta:document-statistic meta:table-count="0" meta:image-count="0" meta:object-count="0" meta:page-count="1" meta:paragraph-count="7" meta:word-count="183" meta:character-count="1103" meta:non-whitespace-character-count="927"/>
  </office:meta>
</office:document-meta>
</file>